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 fo:font-size="9pt" style:font-size-asian="9pt" style:font-size-complex="9pt"/>
    </style:style>
    <style:style style:name="P2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3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4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5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6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7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8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9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10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11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12" style:parent-style-name="PlainText" style:family="paragraph">
      <style:text-properties style:font-name="Courier New" style:font-name-complex="Courier New" fo:font-size="9pt" style:font-size-asian="9pt" style:font-size-complex="9pt"/>
    </style:style>
    <style:style style:name="P13" style:parent-style-name="PlainText" style:family="paragraph">
      <style:text-properties style:font-name="Courier New" style:font-name-complex="Courier New" fo:font-size="9pt" style:font-size-asian="9pt" style:font-size-complex="9pt"/>
    </style:style>
  </office:automatic-styles>
  <office:body>
    <office:text text:use-soft-page-breaks="true">
      <text:p text:style-name="P1">Backup code</text:p>
      <text:p text:style-name="P2">These printable codes will allow you to sign in even if your phone gets lost, stolen, or can't be used.</text:p>
      <text:p text:style-name="P3">pakooroderick@gmail.com</text:p>
      <text:p text:style-name="P4">781708774</text:p>
      <text:p text:style-name="P5">852742285</text:p>
      <text:p text:style-name="P6">406794376</text:p>
      <text:p text:style-name="P7">411900223</text:p>
      <text:p text:style-name="P8">408869757</text:p>
      <text:p text:style-name="P9">About backup codes:</text:p>
      <text:p text:style-name="P10">1. You can only use each backup code once.</text:p>
      <text:p text:style-name="P11">2. After using all your codes, come back here to get a new set. Your old set will become invalid.</text:p>
      <text:p text:style-name="P12">3. Don't store your codes in the cloud.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12045886827</dc:creator>
    <meta:creation-date>2024-02-28T03:49:00Z</meta:creation-date>
    <dc:date>2024-02-28T03:49:00Z</dc:date>
    <meta:template xlink:href="Normal.dotm" xlink:type="simple"/>
    <meta:editing-cycles>2</meta:editing-cycles>
    <meta:editing-duration>PT0S</meta:editing-duration>
    <meta:document-statistic meta:page-count="1" meta:paragraph-count="1" meta:word-count="58" meta:character-count="391" meta:row-count="2" meta:non-whitespace-character-count="334"/>
  </office:meta>
</office:document-meta>
</file>